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123cm" fo:margin-right="-0.374cm" fo:text-align="center" style:justify-single-word="false" fo:text-indent="0cm" style:auto-text-indent="false" style:snap-to-layout-grid="false">
        <style:tab-stops>
          <style:tab-stop style:position="0.501cm"/>
          <style:tab-stop style:position="2.028cm"/>
          <style:tab-stop style:position="3.298cm"/>
          <style:tab-stop style:position="4.568cm"/>
          <style:tab-stop style:position="5.838cm"/>
          <style:tab-stop style:position="7.108cm"/>
          <style:tab-stop style:position="8.378cm"/>
          <style:tab-stop style:position="9.648cm"/>
          <style:tab-stop style:position="10.918cm"/>
          <style:tab-stop style:position="12.188cm"/>
          <style:tab-stop style:position="13.458cm"/>
          <style:tab-stop style:position="14.728cm"/>
          <style:tab-stop style:position="15.998cm"/>
        </style:tab-stops>
      </style:paragraph-properties>
      <style:text-properties style:font-name="Arial" fo:language="zxx" fo:country="none" style:language-asian="zxx" style:country-asian="none"/>
    </style:style>
    <style:style style:name="P2" style:family="paragraph" style:parent-style-name="Standard">
      <style:paragraph-properties>
        <style:tab-stops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8.89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" style:family="paragraph" style:parent-style-name="Estàndard">
      <style:paragraph-properties fo:margin-left="0.153cm" fo:margin-right="0cm" fo:text-align="justify" style:justify-single-word="false" fo:text-indent="0cm" style:auto-text-indent="false"/>
      <style:text-properties fo:font-size="10pt" fo:language="ca" fo:country="ES" style:font-size-asian="10pt"/>
    </style:style>
    <style:style style:name="P5" style:family="paragraph" style:parent-style-name="Estàndard">
      <style:paragraph-properties fo:text-align="justify" style:justify-single-word="false" style:snap-to-layout-grid="false"/>
      <style:text-properties style:font-name="Arial" fo:font-size="10pt" fo:language="ca" fo:country="ES" style:font-size-asian="10pt"/>
    </style:style>
    <style:style style:name="P6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style:font-size-asian="10pt"/>
    </style:style>
    <style:style style:name="P7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fo:font-weight="bold" style:font-size-asian="10pt" style:font-weight-asian="bold"/>
    </style:style>
    <style:style style:name="P8" style:family="paragraph" style:parent-style-name="Normal_20__28_Web_29_">
      <style:text-properties style:font-name="Arial" fo:font-size="11pt" fo:language="ca" fo:country="ES" style:font-size-asian="11pt" style:font-name-complex="Arial" style:font-size-complex="11pt"/>
    </style:style>
    <style:style style:name="P9" style:family="paragraph" style:parent-style-name="Normal_20__28_Web_29_">
      <style:paragraph-properties fo:text-align="start" style:justify-single-word="false"/>
      <style:text-properties style:font-name="Arial" fo:font-size="11pt" fo:language="ca" fo:country="ES" style:font-size-asian="11pt" style:font-name-complex="Arial" style:font-size-complex="11pt"/>
    </style:style>
    <style:style style:name="P10" style:family="paragraph" style:parent-style-name="Normal_20__28_Web_29_">
      <style:paragraph-properties fo:text-align="start" style:justify-single-word="false">
        <style:tab-stops>
          <style:tab-stop style:position="4.965cm"/>
        </style:tab-stops>
      </style:paragraph-properties>
      <style:text-properties style:font-name="Arial" fo:font-size="11pt" fo:language="ca" fo:country="ES" style:font-size-asian="11pt" style:font-name-complex="Arial" style:font-size-complex="11pt"/>
    </style:style>
    <style:style style:name="P11" style:family="paragraph" style:parent-style-name="Normal_20__28_Web_29_">
      <style:paragraph-properties fo:text-align="start" style:justify-single-word="false">
        <style:tab-stops>
          <style:tab-stop style:position="11.996cm"/>
        </style:tab-stops>
      </style:paragraph-properties>
      <style:text-properties style:font-name="Arial" fo:font-size="11pt" fo:language="ca" fo:country="ES" style:font-size-asian="11pt" style:font-name-complex="Arial" style:font-size-complex="11pt"/>
    </style:style>
    <style:style style:name="P12" style:family="paragraph" style:parent-style-name="Normal_20__28_Web_29_">
      <style:paragraph-properties fo:text-align="start" style:justify-single-word="false">
        <style:tab-stops>
          <style:tab-stop style:position="10.033cm"/>
        </style:tab-stops>
      </style:paragraph-properties>
      <style:text-properties style:font-name="Arial" fo:font-size="11pt" fo:language="ca" fo:country="ES" style:font-size-asian="11pt" style:font-name-complex="Arial" style:font-size-complex="11pt"/>
    </style:style>
    <style:style style:name="P13" style:family="paragraph" style:parent-style-name="Standard" style:master-pag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color="#333333" style:font-name="Arial" fo:font-size="12pt" fo:font-weight="bold" style:font-size-asian="12pt" style:font-weight-asian="bold" style:font-name-complex="Arial" style:font-size-complex="1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font-name="Arial" fo:font-size="11pt" fo:language="ca" fo:country="ES" style:font-size-asian="11pt" style:font-name-complex="Arial" style:font-size-complex="11pt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007cm" draw:visible-area-height="1.086cm"/>
    </style:style>
    <style:style style:name="gr1" style:family="graphic" style:data-style-name="C503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paragraph" style:horizontal-pos="from-left" style:horizontal-rel="paragraph" draw:wrap-influence-on-position="once-concurrent" style:flow-with-text="false"/>
    </style:style>
    <number:date-style style:name="C5037" number:language="ca" number:country="ES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tru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ormatted-text form:name="Data" form:control-implementation="ooo:com.sun.star.form.component.FormattedField" form:id="control1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text form:name="TextBox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2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/>
          </form:textarea>
          <form:textarea form:name="TextBox4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/>
          </form:textarea>
          <form:text form:name="TextBox5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OTIFICACIÓ D’INCOMPLIMENT DE NORMES</text:p>
      <text:p text:style-name="Standard"/>
      <text:p text:style-name="Standard"/>
      <text:p text:style-name="Standard"/>
      <text:p text:style-name="P8">Benvolguts pares,</text:p>
      <text:p text:style-name="P8">Us comuniquem que el vostre fill / la vostra filla ha mostrat en diverses ocasions l'incompliment de les normes de règim interior del centre.</text:p>
      <text:p text:style-name="P8">Us fem arribar aquesta informació per tal que col·laboreu amb el professorat en la millora del seu comportament.</text:p>
      <text:p text:style-name="P10"><draw:control text:anchor-type="paragraph" draw:z-index="0" draw:style-name="gr1" draw:text-style-name="P14" svg:width="2.798cm" svg:height="0.567cm" svg:x="1.131cm" svg:y="-0.034cm" draw:control="control1"/><draw:control text:anchor-type="paragraph" draw:z-index="1" draw:style-name="gr2" draw:text-style-name="P15" svg:width="9.542cm" svg:height="0.571cm" svg:x="6.429cm" svg:y="-0.03cm" draw:control="control2"/>Data:<text:tab/>Tutor/a</text:p>
      <text:p text:style-name="P11"><draw:control text:anchor-type="paragraph" draw:z-index="3" draw:style-name="gr2" draw:text-style-name="P15" svg:width="1.211cm" svg:height="0.571cm" svg:x="14.76cm" svg:y="-0.03cm" draw:control="control4"/><draw:control text:anchor-type="paragraph" draw:z-index="2" draw:style-name="gr2" draw:text-style-name="P15" svg:width="9.49cm" svg:height="0.571cm" svg:x="2.17cm" svg:y="-0.03cm" draw:control="control3"/>L’alumne/a<text:tab/><text:span text:style-name="T1">del grup/classe</text:span></text:p>
      <text:p text:style-name="P11">Pels motius:<text:tab/></text:p>
      <text:p text:style-name="P9"><draw:control text:anchor-type="paragraph" draw:z-index="4" draw:style-name="gr2" draw:text-style-name="P15" svg:width="15.923cm" svg:height="3.924cm" svg:x="0.032cm" svg:y="-0.429cm" draw:control="control5"/></text:p>
      <text:p text:style-name="P9"/>
      <text:p text:style-name="P9"/>
      <text:p text:style-name="P9"/>
      <text:p text:style-name="P12">La Comissió de faltes i disciplina ha acordat:</text:p>
      <text:p text:style-name="P9"/>
      <text:p text:style-name="P9"/>
      <text:p text:style-name="P9"><draw:control text:anchor-type="paragraph" draw:z-index="5" draw:style-name="gr3" draw:text-style-name="P15" svg:width="16.001cm" svg:height="4.62cm" svg:x="0cm" svg:y="-2.088cm" draw:control="control6"/></text:p>
      <text:p text:style-name="P9"/>
      <text:p text:style-name="P8"/>
      <text:p text:style-name="P8">Aquest incompliment de normes queda reflectit en l'expedient de l'alumne/a.</text:p>
      <text:p text:style-name="P3">El / La cap d'estudis<text:tab/>El tutor / La tutora</text:p>
      <text:p text:style-name="P3"><draw:control text:anchor-type="paragraph" draw:z-index="8" draw:style-name="gr2" draw:text-style-name="P15" svg:width="7.037cm" svg:height="0.571cm" svg:x="8.931cm" svg:y="0.101cm" draw:control="control8"/><draw:control text:anchor-type="paragraph" draw:z-index="6" draw:style-name="gr2" draw:text-style-name="P15" svg:width="6.67cm" svg:height="0.571cm" svg:x="0cm" svg:y="0.101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stàndard" style:family="paragraph">
      <style:paragraph-properties fo:orphans="2" fo:widows="2"/>
      <style:text-properties fo:color="#000000" style:font-name="Times New Roman" fo:font-size="12pt" fo:language="es" fo:country="ES" style:font-name-asian="Arial" style:font-size-asian="12pt" style:font-name-complex="Times New Roman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font-size="12pt" fo:language="es" fo:country="ES" style:font-size-asian="12pt" style:font-size-complex="12pt"/>
    </style:style>
    <style:style style:name="Page_20_Number" style:display-name="Page Number" style:family="text" style:parent-style-name="Fuente_20_de_20_párrafo_20_predeter."/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2.223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6.528cm" fo:margin-left="-0.326cm" table:align="left" style:writing-mode="lr-tb"/>
    </style:style>
    <style:style style:name="Taula2.A" style:family="table-column">
      <style:table-column-properties style:column-width="1.249cm"/>
    </style:style>
    <style:style style:name="Taula2.B" style:family="table-column">
      <style:table-column-properties style:column-width="15.279cm"/>
    </style:style>
    <style:style style:name="Taula2.1" style:family="table-row">
      <style:table-row-properties style:min-row-height="0.609cm" style:keep-together="true"/>
    </style:style>
    <style:style style:name="Taula2.A1" style:family="table-cell">
      <style:table-cell-properties style:vertical-align="top" fo:padding-left="0.123cm" fo:padding-right="0.123cm" fo:padding-top="0cm" fo:padding-bottom="0cm" fo:border-left="0.018cm solid #ffffff" fo:border-right="none" fo:border-top="0.018cm solid #ffffff" fo:border-bottom="0.018cm solid #ffffff" style:writing-mode="lr-tb"/>
    </style:style>
    <style:style style:name="Taula2.B1" style:family="table-cell">
      <style:table-cell-properties style:vertical-align="top" fo:padding-left="0.123cm" fo:padding-right="0.123cm" fo:padding-top="0cm" fo:padding-bottom="0cm" fo:border="0.018cm solid #ffffff" style:writing-mode="lr-tb"/>
    </style:style>
    <style:style style:name="P1" style:family="paragraph" style:parent-style-name="Standard">
      <style:paragraph-properties fo:margin-left="-0.123cm" fo:margin-right="-0.374cm" fo:text-align="center" style:justify-single-word="false" fo:text-indent="0cm" style:auto-text-indent="false" style:snap-to-layout-grid="false">
        <style:tab-stops>
          <style:tab-stop style:position="0.501cm"/>
          <style:tab-stop style:position="2.028cm"/>
          <style:tab-stop style:position="3.298cm"/>
          <style:tab-stop style:position="4.568cm"/>
          <style:tab-stop style:position="5.838cm"/>
          <style:tab-stop style:position="7.108cm"/>
          <style:tab-stop style:position="8.378cm"/>
          <style:tab-stop style:position="9.648cm"/>
          <style:tab-stop style:position="10.918cm"/>
          <style:tab-stop style:position="12.188cm"/>
          <style:tab-stop style:position="13.458cm"/>
          <style:tab-stop style:position="14.728cm"/>
          <style:tab-stop style:position="15.998cm"/>
        </style:tab-stops>
      </style:paragraph-properties>
      <style:text-properties style:font-name="Arial" fo:language="zxx" fo:country="none" style:language-asian="zxx" style:country-asian="none"/>
    </style:style>
    <style:style style:name="P2" style:family="paragraph" style:parent-style-name="Standard">
      <style:paragraph-properties>
        <style:tab-stops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</style:tab-stops>
      </style:paragraph-properties>
      <style:text-properties style:font-name="Arial"/>
    </style:style>
    <style:style style:name="P3" style:family="paragraph" style:parent-style-name="Estàndard">
      <style:paragraph-properties fo:margin-left="0.153cm" fo:margin-right="0cm" fo:text-align="justify" style:justify-single-word="false" fo:text-indent="0cm" style:auto-text-indent="false"/>
      <style:text-properties fo:font-size="10pt" fo:language="ca" fo:country="ES" style:font-size-asian="10pt"/>
    </style:style>
    <style:style style:name="P4" style:family="paragraph" style:parent-style-name="Estàndard">
      <style:paragraph-properties fo:text-align="justify" style:justify-single-word="false" style:snap-to-layout-grid="false"/>
      <style:text-properties style:font-name="Arial" fo:font-size="10pt" fo:language="ca" fo:country="ES" style:font-size-asian="10pt"/>
    </style:style>
    <style:style style:name="P5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style:font-size-asian="10pt"/>
    </style:style>
    <style:style style:name="P6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fo:font-weight="bold" style:font-size-asian="10pt" style:font-weight-asian="bold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007cm" draw:visible-area-height="1.086cm"/>
    </style:style>
    <style:page-layout style:name="pm1">
      <style:page-layout-properties fo:page-width="20.999cm" fo:page-height="29.699cm" style:num-format="1" style:print-orientation="portrait" fo:margin-top="0.63cm" fo:margin-bottom="2.501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71cm" fo:margin-left="0cm" fo:margin-right="0cm" fo:margin-bottom="1.77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able:table table:name="Taula2" table:style-name="Taula2">
          <table:table-column table:style-name="Taula2.A"/>
          <table:table-column table:style-name="Taula2.B"/>
          <table:table-row table:style-name="Taula2.1">
            <table:table-cell table:style-name="Taula2.A1" office:value-type="string">
              <text:p text:style-name="P1"><draw:frame draw:style-name="fr1" draw:name="Objecte2" text:anchor-type="as-char" svg:width="1.005cm" svg:height="1.085cm" draw:z-index="7"><draw:object-ole xlink:href="./Object 2" xlink:type="simple" xlink:show="embed" xlink:actuate="onLoad"/><draw:image xlink:href="./ObjectReplacements/Object 2" xlink:type="simple" xlink:show="embed" xlink:actuate="onLoad"/></draw:frame></text:p>
              <text:p text:style-name="P2"/>
              <text:p text:style-name="P3"/>
            </table:table-cell>
            <table:table-cell table:style-name="Taula2.B1" office:value-type="string">
              <text:p text:style-name="P4">Generalitat de Catalunya</text:p>
              <text:p text:style-name="P5">Departament d'Educació</text:p>
              <text:p text:style-name="P6">Institut d’Educació Secundària</text:p>
            </table:table-cell>
          </table:table-row>
        </table:table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Notificació d'incompliment de normes</dc:title>
    <meta:initial-creator>F</meta:initial-creator>
    <meta:creation-date>2007-07-01T13:51:00</meta:creation-date>
    <dc:date>2007-07-01T19:09:46</dc:date>
    <meta:print-date>2006-02-13T17:22:00</meta:print-date>
    <dc:language>ca-ES</dc:language>
    <meta:editing-cycles>9</meta:editing-cycles>
    <meta:editing-duration>PT4H20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1" meta:paragraph-count="14" meta:word-count="92" meta:character-count="598"/>
  </office:meta>
</office:document-meta>
</file>